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Heading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9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Separador" style:data-style-name="N139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2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Heading" style:data-style-name="N139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7"/>
        <table:table-column table:style-name="co3" table:default-cell-style-name="ce60"/>
        <table:table-column table:style-name="co4" table:default-cell-style-name="ce60"/>
        <table:table-column table:style-name="co5" table:default-cell-style-name="ce64"/>
        <table:table-column table:style-name="co6" table:default-cell-style-name="ce60"/>
        <table:table-column table:style-name="co7" table:default-cell-style-name="ce54"/>
        <table:table-column table:style-name="co8" table:default-cell-style-name="ce60"/>
        <table:table-column table:style-name="co9" table:default-cell-style-name="ce64"/>
        <table:table-column table:style-name="co10" table:number-columns-repeated="55" table:default-cell-style-name="ce71"/>
        <table:table-row table:style-name="ro1">
          <table:table-cell table:style-name="ce49" office:value-type="string" calcext:value-type="string">
            <text:p>DATA</text:p>
          </table:table-cell>
          <table:table-cell table:style-name="ce55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1"/>
          <table:table-cell table:style-name="ce55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5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6" office:value-type="string" calcext:value-type="string">
            <text:p>Mens. 08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6" office:value-type="string" calcext:value-type="string">
            <text:p>Mens. 09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6" office:value-type="string" calcext:value-type="string">
            <text:p>Mens. 10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1-22" calcext:value-type="date">
            <text:p>22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6" office:value-type="string" calcext:value-type="string">
            <text:p>Mens. 11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2-18" calcext:value-type="date">
            <text:p>18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6" office:value-type="string" calcext:value-type="string">
            <text:p>Mens. 12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5-02-05" calcext:value-type="date">
            <text:p>05/02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6" office:value-type="string" calcext:value-type="string">
            <text:p>Mens. 01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2-05" calcext:value-type="date">
            <text:p>05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6" office:value-type="string" calcext:value-type="string">
            <text:p>Mens. 02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4-01" calcext:value-type="date">
            <text:p>01/04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6" office:value-type="string" calcext:value-type="string">
            <text:p>Mens. 03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5-02" calcext:value-type="date">
            <text:p>02/05/2025</text:p>
          </table:table-cell>
          <table:table-cell table:style-name="ce67" table:formula="of:=[.C9]-[.F9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6" office:value-type="string" calcext:value-type="string">
            <text:p>Mens. 04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5-30" calcext:value-type="date">
            <text:p>30/05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6" office:value-type="string" calcext:value-type="string">
            <text:p>Mens. 05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6-27" calcext:value-type="date">
            <text:p>27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6" office:value-type="string" calcext:value-type="string">
            <text:p>Mens. 06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50"/>
          <table:table-cell table:style-name="ce67" table:formula="of:=[.C12]-[.F12]" office:value-type="float" office:value="570" calcext:value-type="float">
            <text:p>57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68" table:formula="of:=SUM([.H2:.H12])" office:value-type="float" office:value="570" calcext:value-type="float">
            <text:p>570,00</text:p>
          </table:table-cell>
          <table:table-cell table:style-name="ce70"/>
          <table:table-cell table:number-columns-repeated="55"/>
        </table:table-row>
        <table:table-row table:style-name="ro3">
          <table:table-cell table:style-name="ce52"/>
          <table:table-cell table:number-columns-repeated="63"/>
        </table:table-row>
        <table:table-row table:style-name="ro4">
          <table:table-cell table:style-name="ce53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3">
      <number:text>R$-""""""""""""""""""""""""""""""""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7">
      <number:text>R$-""""""""""""""""""""""""""""""""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">
      <number:text>-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""""""""""""""""</number:text>
      <number:number number:decimal-places="2" number:min-decimal-places="2" number:min-integer-digits="1" number:grouping="true"/>
    </number:number-style>
    <number:number-style style:name="N14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""""""""""""""""""</number:text>
    </number:number-style>
    <number:number-style style:name="N151">
      <number:text>(R$""""""""""""""""""""""""""""""""""""""""""""""""""</number:text>
      <style:map style:condition="value()&gt;=0" style:apply-style-name="N151P0"/>
    </number:number-style>
    <number:number-style style:name="N152P0" style:volatile="true">
      <number:text>R$""""""""""""""""""""""""""""""""""""""""""""""""""</number:text>
    </number:number-style>
    <number:number-style style:name="N152">
      <style:text-properties fo:color="#ff0000"/>
      <number:text>(R$""""""""""""""""""""""""""""""""""""""""""""""""""</number:text>
      <style:map style:condition="value()&gt;=0" style:apply-style-name="N152P0"/>
    </number:number-style>
    <number:number-style style:name="N154P0" style:volatile="true">
      <number:text>R$""""""""""""""""""""""""""""""""""""""""""""""""""</number:text>
    </number:number-style>
    <number:number-style style:name="N154P1" style:volatile="true">
      <number:text>R$(""""""""""""""""""""""""""""""""""""""""""""""""""</number:text>
    </number:number-style>
    <number:number-style style:name="N154">
      <number:text>R$-""""""""""""""""""""""""""""""""""""""""""""""""""</number:text>
      <style:map style:condition="value()&gt;0" style:apply-style-name="N154P0"/>
      <style:map style:condition="value()&lt;0" style:apply-style-name="N154P1"/>
    </number:number-style>
    <number:date-style style:name="N155">
      <number:month number:style="long"/>
      <number:text>/</number:text>
      <number:year number:style="long"/>
    </number:date-style>
    <number:number-style style:name="N157P0" style:volatile="true">
      <number:text>R$"</number:text>
      <number:number number:decimal-places="0" number:min-decimal-places="0" number:min-integer-digits="0"/>
      <number:text>"</number:text>
    </number:number-style>
    <number:currency-style style:name="N15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7P0"/>
    </number:currency-style>
    <number:number-style style:name="N159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59">
      <number:text>(</number:text>
      <number:currency-symbol/>
      <number:text>\,)</number:text>
      <style:map style:condition="value()&gt;=0" style:apply-style-name="N159P0"/>
    </number:currency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6:45:12.910000000">00:00:00</text:time></text:span><text:span text:style-name="MT2"><text:s/></text:span></text:p>
        </style:region-center>
        <style:region-right>
          <text:p><text:span text:style-name="MT4">Divina Aparecida Vieira da Silva Ibiúna - ME</text:span></text:p>
          <text:p><text:span text:style-name="MT2">Sra. Divina - 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Divina Aparecida Vieira da Silva Ibiúna - ME</text:span></text:p>
          <text:p>dois_corregos@yahoo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6:45:12.91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59:29</meta:creation-date>
    <dc:date>2025-06-27T16:45:29.598000000</dc:date>
    <meta:print-date>2023-11-06T10:06:24.108000000</meta:print-date>
    <dc:language>pt-PT</dc:language>
    <meta:editing-cycles>632</meta:editing-cycles>
    <meta:editing-duration>P2DT18H49M21S</meta:editing-duration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